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fd82" officeooo:paragraph-rsid="0002fd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ipes:</text:p>
      <text:p text:style-name="P1"/>
      <text:p text:style-name="P1">Briyani</text:p>
      <text:p text:style-name="P1">Chicken</text:p>
      <text:p text:style-name="P1">Mutt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8:52:48.852694470</meta:creation-date>
    <dc:date>2021-01-07T18:54:01.103928162</dc:date>
    <meta:editing-duration>PT1M16S</meta:editing-duration>
    <meta:editing-cycles>1</meta:editing-cycles>
    <meta:document-statistic meta:table-count="0" meta:image-count="0" meta:object-count="0" meta:page-count="1" meta:paragraph-count="4" meta:word-count="4" meta:character-count="28" meta:non-whitespace-character-count="28"/>
    <meta:generator>LibreOffice/6.4.6.2$Linux_X86_64 LibreOffice_project/40$Build-2</meta:generator>
  </office:meta>
</office:document-meta>
</file>